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0f170"/>
    </style:style>
    <style:style style:name="P2" style:family="paragraph" style:parent-style-name="Preformatted_20_Text">
      <style:paragraph-properties fo:orphans="1" style:writing-mode="lr-tb"/>
      <style:text-properties officeooo:paragraph-rsid="0010f170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0f1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Calculate angles for the 432 Hz spiral</text:span></text:p>
      <text:p text:style-name="P2"><text:span text:style-name="Source_20_Text">angles_432 = np.arctan2(y_spiral_natural, x_spiral_natural) <text:s/># Angular positions in radians</text:span></text:p>
      <text:p text:style-name="P2"><text:span text:style-name="Source_20_Text">angles_432_degrees = np.degrees(angles_432) <text:s/># Convert to degrees for comparison</text:span></text:p>
      <text:p text:style-name="P2"/>
      <text:p text:style-name="P2"><text:span text:style-name="Source_20_Text"># Calculate angles for the Collatz spiral</text:span></text:p>
      <text:p text:style-name="P2"><text:span text:style-name="Source_20_Text">x_collatz, y_collatz, z_collatz = sinusoidal_spiral(three_cycles_flat)</text:span></text:p>
      <text:p text:style-name="P2"><text:span text:style-name="Source_20_Text">angles_collatz = np.arctan2(y_collatz, x_collatz) <text:s/># Angular positions in radians</text:span></text:p>
      <text:p text:style-name="P2"><text:span text:style-name="Source_20_Text">angles_collatz_degrees = np.degrees(angles_collatz) <text:s/># Convert to degrees for comparison</text:span></text:p>
      <text:p text:style-name="P2"/>
      <text:p text:style-name="P2"><text:span text:style-name="Source_20_Text"># Visualization: Compare the angles between the 432 Hz spiral and the Collatz sequence</text:span></text:p>
      <text:p text:style-name="P2"><text:span text:style-name="Source_20_Text">plt.figure(figsize=(12, 6))</text:span></text:p>
      <text:p text:style-name="P2"><text:span text:style-name="Source_20_Text">plt.plot(range(len(angles_432_degrees)), angles_432_degrees, label="432 Hz Spiral Angles", color="blue")</text:span></text:p>
      <text:p text:style-name="P2"><text:span text:style-name="Source_20_Text">plt.plot(range(len(angles_collatz_degrees)), angles_collatz_degrees[:len(angles_432_degrees)], </text:span></text:p>
      <text:p text:style-name="P2"><text:span text:style-name="Source_20_Text"><text:s text:c="9"/>label="Collatz Sequence Angles", color="red", linestyle="--")</text:span></text:p>
      <text:p text:style-name="P2"/>
      <text:p text:style-name="P2"><text:span text:style-name="Source_20_Text">plt.title("Comparison of Angular Dynamics: 432 Hz Spiral vs. Collatz Sequence", fontsize=16)</text:span></text:p>
      <text:p text:style-name="P2"><text:span text:style-name="Source_20_Text">plt.xlabel("Node Index (Progression)", fontsize=14)</text:span></text:p>
      <text:p text:style-name="P2"><text:span text:style-name="Source_20_Text">plt.ylabel("Angle (Degrees)", fontsize=14)</text:span></text:p>
      <text:p text:style-name="P2"><text:span text:style-name="Source_20_Text">plt.axhline(0, color="black", linestyle="--", alpha=0.5, label="Zero Angle")</text:span></text:p>
      <text:p text:style-name="P2"><text:span text:style-name="Source_20_Text">plt.grid(alpha=0.3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0:02:15.980820124</meta:creation-date>
    <dc:date>2025-01-14T00:07:01.944703149</dc:date>
    <meta:editing-duration>PT4M46S</meta:editing-duration>
    <meta:editing-cycles>1</meta:editing-cycles>
    <meta:document-statistic meta:table-count="0" meta:image-count="0" meta:object-count="0" meta:page-count="1" meta:paragraph-count="19" meta:word-count="115" meta:character-count="1175" meta:non-whitespace-character-count="1067"/>
    <meta:generator>LibreOffice/24.2.7.2$Linux_X86_64 LibreOffice_project/420$Build-2</meta:generator>
  </office:meta>
</office:document-meta>
</file>